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461cm"/>
    </style:style>
    <style:style style:name="co49" style:family="table-column">
      <style:table-column-properties fo:break-before="auto" style:column-width="2.725cm"/>
    </style:style>
    <style:style style:name="co50" style:family="table-column">
      <style:table-column-properties fo:break-before="auto" style:column-width="3.149cm"/>
    </style:style>
    <style:style style:name="co8" style:family="table-column">
      <style:table-column-properties fo:break-before="auto" style:column-width="3.201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24" style:family="table-column">
      <style:table-column-properties fo:break-before="auto" style:column-width="1.048cm"/>
    </style:style>
    <style:style style:name="co29" style:family="table-column">
      <style:table-column-properties fo:break-before="auto" style:column-width="2.926cm"/>
    </style:style>
    <style:style style:name="co30" style:family="table-column">
      <style:table-column-properties fo:break-before="auto" style:column-width="2.228cm"/>
    </style:style>
    <style:style style:name="co38" style:family="table-column">
      <style:table-column-properties fo:break-before="auto" style:column-width="1.468cm"/>
    </style:style>
    <style:style style:name="co39" style:family="table-column">
      <style:table-column-properties fo:break-before="auto" style:column-width="2.514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2.401cm"/>
    </style:style>
    <style:style style:name="co42" style:family="table-column">
      <style:table-column-properties fo:break-before="auto" style:column-width="2.99cm"/>
    </style:style>
    <style:style style:name="co43" style:family="table-column">
      <style:table-column-properties fo:break-before="auto" style:column-width="3.175cm"/>
    </style:style>
    <style:style style:name="co44" style:family="table-column">
      <style:table-column-properties fo:break-before="auto" style:column-width="3.281cm"/>
    </style:style>
    <style:style style:name="co45" style:family="table-column">
      <style:table-column-properties fo:break-before="auto" style:column-width="3.44cm"/>
    </style:style>
    <style:style style:name="co46" style:family="table-column">
      <style:table-column-properties fo:break-before="auto" style:column-width="2.903cm"/>
    </style:style>
    <style:style style:name="co47" style:family="table-column">
      <style:table-column-properties fo:break-before="auto" style:column-width="2.434cm"/>
    </style:style>
    <style:style style:name="co48" style:family="table-column">
      <style:table-column-properties fo:break-before="auto" style:column-width="2.752cm"/>
    </style:style>
    <style:style style:name="co51" style:family="table-column">
      <style:table-column-properties fo:break-before="auto" style:column-width="3.173cm"/>
    </style:style>
    <style:style style:name="co52" style:family="table-column">
      <style:table-column-properties fo:break-before="auto" style:column-width="3.724cm"/>
    </style:style>
    <style:style style:name="co53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2" style:family="table" style:master-page-name="PageStyle_5f_Matt_27_s_20_Team">
      <style:table-properties table:display="true" style:writing-mode="lr-tb"/>
    </style:style>
    <style:style style:name="ta14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8" style:family="table" style:master-page-name="PageStyle_5f_Ben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ta17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 style:data-style-name="N5"/>
    <style:style style:name="T1" style:family="text">
      <style:text-properties style:text-position="super 58%"/>
    </style:style>
  </office:automatic-styles>
  <office:body>
    <office:spreadsheet>
      <table:table table:name="Ben's Team" table:style-name="ta8" table:print="false">
        <office:forms form:automatic-focus="false" form:apply-design-mode="false"/>
        <table:table-column table:style-name="co24" table:default-cell-style-name="Default"/>
        <table:table-column table:style-name="co2" table:default-cell-style-name="ce1"/>
        <table:table-column table:style-name="co29" table:default-cell-style-name="ce1"/>
        <table:table-column table:style-name="co13" table:default-cell-style-name="ce27"/>
        <table:table-column table:style-name="co30" table:default-cell-style-name="ce27"/>
        <table:table-column table:style-name="co38" table:default-cell-style-name="Default"/>
        <table:table-column table:style-name="co2" table:number-columns-repeated="2" table:default-cell-style-name="ce1"/>
        <table:table-column table:style-name="co3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ce26" office:value-type="float" office:value="3338333">
            <text:p>3,338,333.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5" office:value-type="string">
            <text:p>C Hellebuyck</text:p>
          </table:table-cell>
          <table:table-cell table:style-name="ce27" office:value-type="float" office:value="2250000">
            <text:p>2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ce26"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4413000">
            <text:p>74,4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5300000">
            <text:p>5,3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ce26" office:value-type="float" office:value="4167000">
            <text:p>4,167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5" office:value-type="string">
            <text:p>C Hellebuyck</text:p>
          </table:table-cell>
          <table:table-cell office:value-type="float" office:value="6166666">
            <text:p>6,166,666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57422999">
            <text:p>157,422,999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49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5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1122000">
            <text:p>61,12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4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G</text:p>
          </table:table-cell>
          <table:table-cell office:value-type="string">
            <text:p>A Forsberg</text:p>
          </table:table-cell>
          <table:table-cell office:value-type="float" office:value="750000">
            <text:p>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8047000">
            <text:p>98,04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13" table:print="false">
        <office:forms form:automatic-focus="false" form:apply-design-mode="false"/>
        <table:table-column table:style-name="co41" table:default-cell-style-name="Default"/>
        <table:table-column table:style-name="co41" table:default-cell-style-name="ce1"/>
        <table:table-column table:style-name="co42" table:default-cell-style-name="ce1"/>
        <table:table-column table:style-name="co43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4" table:default-cell-style-name="ce1"/>
        <table:table-column table:style-name="co42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5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6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3471000">
            <text:p>53,47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5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3028000">
            <text:p>93,028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4">
            <text:p>14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1984000">
            <text:p>61,98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5" table:default-cell-style-name="ce1"/>
        <table:table-column table:style-name="co46" table:default-cell-style-name="ce27"/>
        <table:table-column table:style-name="co2" table:default-cell-style-name="ce27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293">
            <text:p>2293</text:p>
          </table:table-cell>
          <table:table-cell office:value-type="string">
            <text:p>F</text:p>
          </table:table-cell>
          <table:table-cell office:value-type="string">
            <text:p>E Haula</text:p>
          </table:table-cell>
          <table:table-cell office:value-type="float" office:value="2750000">
            <text:p>27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308">
            <text:p>30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Kessel</text:p>
          </table:table-cell>
          <table:table-cell table:style-name="ce27" office:value-type="float" office:value="8000000">
            <text:p>8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18">
            <text:p>26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Arvidsson</text:p>
          </table:table-cell>
          <table:table-cell table:style-name="ce27" office:value-type="float" office:value="650000">
            <text:p>6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970">
            <text:p>2970</text:p>
          </table:table-cell>
          <table:table-cell office:value-type="string">
            <text:p>F</text:p>
          </table:table-cell>
          <table:table-cell office:value-type="string">
            <text:p>D Heinen</text:p>
          </table:table-cell>
          <table:table-cell office:value-type="float" office:value="916000">
            <text:p>916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office:value-type="string">
            <text:p>F</text:p>
          </table:table-cell>
          <table:table-cell office:value-type="string">
            <text:p>S Couturier</text:p>
          </table:table-cell>
          <table:table-cell table:style-name="ce25" office:value-type="float" office:value="4333000">
            <text:p>4333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460">
            <text:p>2460</text:p>
          </table:table-cell>
          <table:table-cell office:value-type="string">
            <text:p>F</text:p>
          </table:table-cell>
          <table:table-cell office:value-type="string">
            <text:p>Y Gourde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5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office:value-type="string">
            <text:p>D</text:p>
          </table:table-cell>
          <table:table-cell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938">
            <text:p>193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Klingburg</text:p>
          </table:table-cell>
          <table:table-cell table:style-name="ce27"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V Hedman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65">
            <text:p>166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Ellis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office:value-type="float" office:value="405">
            <text:p>40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Bernier</text:p>
          </table:table-cell>
          <table:table-cell table:style-name="ce27" office:value-type="float" office:value="2750000">
            <text:p>2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 table:number-columns-repeated="2"/>
          <table:table-cell table:style-name="ce1" office:value-type="string">
            <text:p>Salary</text:p>
          </table:table-cell>
          <table:table-cell table:style-name="ce27" table:formula="of:=SUM([.I1:.I15])" office:value-type="float" office:value="54296000">
            <text:p>54,296,000.00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 table:number-columns-repeated="2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54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iner</text:p>
          </table:table-cell>
          <table:table-cell table:style-name="Default" office:value-type="float" office:value="4050000">
            <text:p>40500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750000">
            <text:p>2,75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69000">
            <text:p>85,369,000.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49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 table:number-columns-repeated="2"/>
          <table:table-cell office:value-type="float" office:value="2019">
            <text:p>2019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136000">
            <text:p>56,136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2075000">
            <text:p>82,07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7" table:default-cell-style-name="ce1"/>
        <table:table-column table:style-name="co4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2nd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99999">
            <text:p>9999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Tolvanen</text:p>
          </table:table-cell>
          <table:table-cell table:style-name="ce25" office:value-type="string">
            <text:p><text:a xlink:href="http://thekeeperpool.com/admin/teampages/player/99999/">3145833</text:a></text:p>
          </table:table-cell>
          <table:table-cell/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56">
            <text:p>25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8574000">
            <text:p>48,57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331">
            <text:p>233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66353000">
            <text:p>66,35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4">
            <text:p>1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7" table:print="false">
        <office:forms form:automatic-focus="false" form:apply-design-mode="false"/>
        <table:table-column table:style-name="co51" table:default-cell-style-name="Default"/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0" table:number-columns-repeated="3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40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5"/>
        </table:table-row>
        <table:table-row table:style-name="ro8">
          <table:table-cell office:value-type="float" office:value="2633">
            <text:p>2633</text:p>
          </table:table-cell>
          <table:table-cell office:value-type="string">
            <text:p>F</text:p>
          </table:table-cell>
          <table:table-cell office:value-type="string">
            <text:p>N Ehlers</text:p>
          </table:table-cell>
          <table:table-cell office:value-type="float" office:value="1594000">
            <text:p>1594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4635000">
            <text:p>44,635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10"/>
        </table:table-row>
        <table:table-row table:style-name="ro8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56">
            <text:p>25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2677">
            <text:p>2677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Jarry</text:p>
          </table:table-cell>
          <table:table-cell table:style-name="ce27" office:value-type="float" office:value="769000">
            <text:p>769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72760000">
            <text:p>72,760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6">
            <text:p>16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6">
            <text:p>6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5">
            <text:p>5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2018-09-04</text:date>, <text:time>21:2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9-04T21:23:39</dc:date>
    <meta:editing-duration>P487DT20H18M33S</meta:editing-duration>
    <meta:editing-cycles>870</meta:editing-cycles>
    <dc:creator>Ben Miller</dc:creator>
    <meta:document-statistic meta:table-count="11" meta:cell-count="2525" meta:object-count="0"/>
    <meta:user-defined meta:name=""/>
  </office:meta>
</office:document-meta>
</file>